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Sahadeva" svg:font-family="Sahadeva" style:font-pitch="variable"/>
    <style:font-face style:name="Uroob" svg:font-family="Uroob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Uroob" fo:font-size="12pt" officeooo:rsid="00127dc0" officeooo:paragraph-rsid="00127dc0" style:font-size-asian="12pt" style:font-size-complex="12pt"/>
    </style:style>
    <style:style style:name="P2" style:family="paragraph" style:parent-style-name="Preformatted_20_Text">
      <style:text-properties style:font-name="Uroob" fo:font-size="12pt" officeooo:rsid="0019a52e" officeooo:paragraph-rsid="0019a52e" style:font-size-asian="12pt" style:font-size-complex="12pt"/>
    </style:style>
    <style:style style:name="P3" style:family="paragraph" style:parent-style-name="Preformatted_20_Text">
      <style:text-properties style:font-name="Uroob" fo:font-size="12pt" officeooo:rsid="0019a52e" officeooo:paragraph-rsid="001e2bbf" style:font-size-asian="12pt" style:font-size-complex="12pt"/>
    </style:style>
    <style:style style:name="P4" style:family="paragraph" style:parent-style-name="Preformatted_20_Text">
      <style:text-properties style:font-name="Uroob" fo:font-size="12pt" officeooo:rsid="0019a52e" officeooo:paragraph-rsid="0021b8cb" style:font-size-asian="12pt" style:font-size-complex="12pt"/>
    </style:style>
    <style:style style:name="P5" style:family="paragraph" style:parent-style-name="Preformatted_20_Text">
      <style:text-properties style:font-name="Uroob" fo:font-size="12pt" officeooo:rsid="0019a52e" officeooo:paragraph-rsid="0022eaf8" style:font-size-asian="12pt" style:font-size-complex="12pt"/>
    </style:style>
    <style:style style:name="P6" style:family="paragraph" style:parent-style-name="Preformatted_20_Text">
      <style:text-properties style:font-name="Uroob" fo:font-size="12pt" officeooo:rsid="0019a52e" officeooo:paragraph-rsid="00262eba" style:font-size-asian="12pt" style:font-size-complex="12pt"/>
    </style:style>
    <style:style style:name="P7" style:family="paragraph" style:parent-style-name="Preformatted_20_Text">
      <style:text-properties style:font-name="Uroob" fo:font-size="12pt" officeooo:rsid="0019a52e" officeooo:paragraph-rsid="0029e4f4" style:font-size-asian="12pt" style:font-size-complex="12pt"/>
    </style:style>
    <style:style style:name="P8" style:family="paragraph" style:parent-style-name="Preformatted_20_Text">
      <style:text-properties style:font-name="Uroob" fo:font-size="12pt" officeooo:rsid="0019a52e" officeooo:paragraph-rsid="002b7967" style:font-size-asian="12pt" style:font-size-complex="12pt"/>
    </style:style>
    <style:style style:name="P9" style:family="paragraph" style:parent-style-name="Preformatted_20_Text">
      <style:text-properties style:font-name="Uroob" fo:font-size="12pt" officeooo:rsid="0019a52e" officeooo:paragraph-rsid="00302629" style:font-size-asian="12pt" style:font-size-complex="12pt"/>
    </style:style>
    <style:style style:name="P10" style:family="paragraph" style:parent-style-name="Preformatted_20_Text">
      <style:text-properties style:font-name="Uroob" fo:font-size="12pt" officeooo:rsid="001b11dd" officeooo:paragraph-rsid="001b11dd" style:font-size-asian="12pt" style:font-size-complex="12pt"/>
    </style:style>
    <style:style style:name="P11" style:family="paragraph" style:parent-style-name="Preformatted_20_Text">
      <style:text-properties style:font-name="Uroob" fo:font-size="12pt" officeooo:rsid="001b7030" officeooo:paragraph-rsid="001b7030" style:font-size-asian="12pt" style:font-size-complex="12pt"/>
    </style:style>
    <style:style style:name="P12" style:family="paragraph" style:parent-style-name="Preformatted_20_Text">
      <style:text-properties style:font-name="Uroob" fo:font-size="12pt" officeooo:rsid="001bb59d" officeooo:paragraph-rsid="001bb59d" style:font-size-asian="12pt" style:font-size-complex="12pt"/>
    </style:style>
    <style:style style:name="P13" style:family="paragraph" style:parent-style-name="Preformatted_20_Text">
      <style:text-properties style:font-name="Uroob" fo:font-size="12pt" style:text-underline-style="solid" style:text-underline-width="auto" style:text-underline-color="font-color" officeooo:rsid="00127dc0" officeooo:paragraph-rsid="00127dc0" style:font-size-asian="12pt" style:font-size-complex="12pt"/>
    </style:style>
    <style:style style:name="P14" style:family="paragraph" style:parent-style-name="Preformatted_20_Text">
      <style:text-properties style:font-name="Uroob" fo:font-size="10pt" fo:font-style="italic" officeooo:rsid="0014d458" officeooo:paragraph-rsid="0014d458" style:font-size-asian="10pt" style:font-style-asian="italic" style:font-size-complex="10pt" style:font-style-complex="italic"/>
    </style:style>
    <style:style style:name="P15" style:family="paragraph" style:parent-style-name="Preformatted_20_Text">
      <style:text-properties style:font-name="Uroob" fo:font-size="10pt" fo:font-style="italic" officeooo:rsid="0014d458" officeooo:paragraph-rsid="00127dc0" style:font-size-asian="10pt" style:font-style-asian="italic" style:font-size-complex="10pt" style:font-style-complex="italic"/>
    </style:style>
    <style:style style:name="P16" style:family="paragraph" style:parent-style-name="Preformatted_20_Text">
      <style:text-properties style:font-name="Uroob" fo:font-size="10pt" fo:font-style="italic" officeooo:rsid="0016f57a" officeooo:paragraph-rsid="0016f57a" style:font-size-asian="10pt" style:font-style-asian="italic" style:font-size-complex="10pt" style:font-style-complex="italic"/>
    </style:style>
    <style:style style:name="P17" style:family="paragraph" style:parent-style-name="Preformatted_20_Text">
      <style:text-properties style:font-name="Uroob" fo:font-size="10pt" fo:font-style="italic" officeooo:rsid="0016f57a" officeooo:paragraph-rsid="0016f57a" style:font-size-asian="8.75pt" style:font-style-asian="italic" style:font-size-complex="10pt" style:font-style-complex="italic"/>
    </style:style>
    <style:style style:name="P18" style:family="paragraph" style:parent-style-name="Preformatted_20_Text">
      <style:text-properties style:font-name="Uroob" fo:font-size="10pt" officeooo:rsid="00127dc0" officeooo:paragraph-rsid="0014d458" style:font-size-asian="10pt" style:font-size-complex="10pt"/>
    </style:style>
    <style:style style:name="P19" style:family="paragraph" style:parent-style-name="Preformatted_20_Text">
      <style:text-properties style:font-name="Uroob" fo:font-size="10pt" officeooo:rsid="0014d458" officeooo:paragraph-rsid="0014d458" style:font-size-asian="10pt" style:font-size-complex="10pt"/>
    </style:style>
    <style:style style:name="P20" style:family="paragraph" style:parent-style-name="Preformatted_20_Text">
      <style:text-properties style:font-name="Uroob" fo:font-size="10pt" officeooo:rsid="0016f57a" officeooo:paragraph-rsid="0016f57a" style:font-size-asian="10pt" style:font-size-complex="10pt"/>
    </style:style>
    <style:style style:name="P21" style:family="paragraph" style:parent-style-name="Preformatted_20_Text">
      <style:text-properties style:font-name="Uroob" fo:font-size="10pt" officeooo:rsid="0015b8e8" officeooo:paragraph-rsid="0015b8e8" style:font-size-asian="10pt" style:font-size-complex="10pt"/>
    </style:style>
    <style:style style:name="P22" style:family="paragraph" style:parent-style-name="Preformatted_20_Text">
      <style:text-properties style:font-name="Uroob" fo:font-size="10pt" officeooo:rsid="00341fd4" officeooo:paragraph-rsid="00341fd4" style:font-size-asian="10pt" style:font-size-complex="10pt"/>
    </style:style>
    <style:style style:name="P23" style:family="paragraph" style:parent-style-name="Preformatted_20_Text">
      <style:text-properties style:font-name="Uroob" fo:font-size="12pt" officeooo:rsid="0019a52e" officeooo:paragraph-rsid="00302629" style:font-size-asian="12pt" style:font-size-complex="12pt"/>
    </style:style>
    <style:style style:name="P24" style:family="paragraph" style:parent-style-name="Preformatted_20_Text">
      <style:text-properties style:font-name="Uroob" fo:font-size="12pt" officeooo:rsid="0019a52e" officeooo:paragraph-rsid="003b5f47" style:font-size-asian="12pt" style:font-size-complex="12pt"/>
    </style:style>
    <style:style style:name="P25" style:family="paragraph" style:parent-style-name="Preformatted_20_Text">
      <style:text-properties style:font-name="Uroob" fo:font-size="12pt" officeooo:rsid="0019a52e" officeooo:paragraph-rsid="0040ccac" style:font-size-asian="12pt" style:font-size-complex="12pt"/>
    </style:style>
    <style:style style:name="P26" style:family="paragraph" style:parent-style-name="Preformatted_20_Text">
      <style:text-properties style:font-name="Uroob" fo:font-size="12pt" officeooo:rsid="0019a52e" officeooo:paragraph-rsid="004c2570" style:font-size-asian="12pt" style:font-size-complex="12pt"/>
    </style:style>
    <style:style style:name="P27" style:family="paragraph" style:parent-style-name="Preformatted_20_Text">
      <style:text-properties style:font-name="Uroob" fo:font-size="12pt" officeooo:rsid="0019a52e" officeooo:paragraph-rsid="004ecc9e" style:font-size-asian="12pt" style:font-size-complex="12pt"/>
    </style:style>
    <style:style style:name="P28" style:family="paragraph" style:parent-style-name="Preformatted_20_Text">
      <style:text-properties style:font-name="Uroob" fo:font-size="12pt" officeooo:rsid="0019a52e" officeooo:paragraph-rsid="0052bb45" style:font-size-asian="12pt" style:font-size-complex="12pt"/>
    </style:style>
    <style:style style:name="P29" style:family="paragraph" style:parent-style-name="Preformatted_20_Text">
      <style:text-properties style:font-name="Uroob" fo:font-size="12pt" officeooo:rsid="0019a52e" officeooo:paragraph-rsid="0059e449" style:font-size-asian="12pt" style:font-size-complex="12pt"/>
    </style:style>
    <style:style style:name="P30" style:family="paragraph" style:parent-style-name="Preformatted_20_Text">
      <style:text-properties style:font-name="Uroob" fo:font-size="12pt" officeooo:rsid="0019a52e" officeooo:paragraph-rsid="005bc17a" style:font-size-asian="12pt" style:font-size-complex="12pt"/>
    </style:style>
    <style:style style:name="P31" style:family="paragraph" style:parent-style-name="Preformatted_20_Text">
      <style:text-properties style:font-name="Uroob" fo:font-size="12pt" officeooo:rsid="001b7030" officeooo:paragraph-rsid="001b7030" style:font-size-asian="12pt" style:font-size-complex="12pt"/>
    </style:style>
    <style:style style:name="P32" style:family="paragraph" style:parent-style-name="Preformatted_20_Text">
      <style:text-properties style:font-name="Uroob" fo:font-size="12pt" officeooo:rsid="001b7030" officeooo:paragraph-rsid="003dd2db" style:font-size-asian="12pt" style:font-size-complex="12pt"/>
    </style:style>
    <style:style style:name="P33" style:family="paragraph" style:parent-style-name="Preformatted_20_Text">
      <style:text-properties style:font-name="Uroob" fo:font-size="12pt" officeooo:rsid="001bb59d" officeooo:paragraph-rsid="001bb59d" style:font-size-asian="12pt" style:font-size-complex="12pt"/>
    </style:style>
    <style:style style:name="P34" style:family="paragraph" style:parent-style-name="Preformatted_20_Text">
      <style:text-properties style:font-name="Uroob" fo:font-size="12pt" officeooo:rsid="001b11dd" officeooo:paragraph-rsid="001b11dd" style:font-size-asian="12pt" style:font-size-complex="12pt"/>
    </style:style>
    <style:style style:name="P35" style:family="paragraph" style:parent-style-name="Preformatted_20_Text">
      <style:text-properties style:font-name="Uroob" fo:font-size="12pt" officeooo:rsid="002c7018" officeooo:paragraph-rsid="002c7018" style:font-size-asian="12pt" style:font-size-complex="12pt"/>
    </style:style>
    <style:style style:name="P36" style:family="paragraph" style:parent-style-name="Preformatted_20_Text">
      <style:text-properties style:font-name="Uroob" fo:font-size="12pt" officeooo:rsid="002c7018" officeooo:paragraph-rsid="00384565" style:font-size-asian="12pt" style:font-size-complex="12pt"/>
    </style:style>
    <style:style style:name="P37" style:family="paragraph" style:parent-style-name="Preformatted_20_Text">
      <style:text-properties style:font-name="Uroob" fo:font-size="12pt" officeooo:rsid="00127dc0" officeooo:paragraph-rsid="00127dc0" style:font-size-asian="12pt" style:font-size-complex="12pt"/>
    </style:style>
    <style:style style:name="P38" style:family="paragraph" style:parent-style-name="Preformatted_20_Text">
      <style:text-properties style:font-name="Uroob" fo:font-size="12pt" officeooo:rsid="0040ccac" officeooo:paragraph-rsid="0040ccac" style:font-size-asian="12pt" style:font-size-complex="12pt"/>
    </style:style>
    <style:style style:name="P39" style:family="paragraph" style:parent-style-name="Preformatted_20_Text">
      <style:text-properties style:font-name="Uroob" fo:font-size="12pt" officeooo:rsid="0040ccac" officeooo:paragraph-rsid="0049d381" style:font-size-asian="12pt" style:font-size-complex="12pt"/>
    </style:style>
    <style:style style:name="P40" style:family="paragraph" style:parent-style-name="Preformatted_20_Text">
      <style:text-properties style:font-name="Uroob" fo:font-size="12pt" officeooo:rsid="0040ccac" officeooo:paragraph-rsid="004a69f5" style:font-size-asian="12pt" style:font-size-complex="12pt"/>
    </style:style>
    <style:style style:name="P41" style:family="paragraph" style:parent-style-name="Preformatted_20_Text">
      <style:text-properties style:font-name="Uroob" fo:font-size="12pt" style:text-underline-style="solid" style:text-underline-width="auto" style:text-underline-color="font-color" officeooo:rsid="00127dc0" officeooo:paragraph-rsid="00127dc0" style:font-size-asian="12pt" style:font-size-complex="12pt"/>
    </style:style>
    <style:style style:name="T1" style:family="text">
      <style:text-properties officeooo:rsid="001b11dd"/>
    </style:style>
    <style:style style:name="T2" style:family="text">
      <style:text-properties officeooo:rsid="001d373c"/>
    </style:style>
    <style:style style:name="T3" style:family="text">
      <style:text-properties officeooo:rsid="001e2bbf"/>
    </style:style>
    <style:style style:name="T4" style:family="text">
      <style:text-properties officeooo:rsid="001f9e95"/>
    </style:style>
    <style:style style:name="T5" style:family="text">
      <style:text-properties officeooo:rsid="0021b8cb"/>
    </style:style>
    <style:style style:name="T6" style:family="text">
      <style:text-properties officeooo:rsid="0022eaf8"/>
    </style:style>
    <style:style style:name="T7" style:family="text">
      <style:text-properties officeooo:rsid="0024d14f"/>
    </style:style>
    <style:style style:name="T8" style:family="text">
      <style:text-properties officeooo:rsid="00262eba"/>
    </style:style>
    <style:style style:name="T9" style:family="text">
      <style:text-properties officeooo:rsid="0027ea65"/>
    </style:style>
    <style:style style:name="T10" style:family="text">
      <style:text-properties officeooo:rsid="0029e4f4"/>
    </style:style>
    <style:style style:name="T11" style:family="text">
      <style:text-properties officeooo:rsid="002b7967"/>
    </style:style>
    <style:style style:name="T12" style:family="text">
      <style:text-properties officeooo:rsid="002cc114"/>
    </style:style>
    <style:style style:name="T13" style:family="text">
      <style:text-properties officeooo:rsid="00302629"/>
    </style:style>
    <style:style style:name="T14" style:family="text">
      <style:text-properties officeooo:rsid="0031cd5a"/>
    </style:style>
    <style:style style:name="T15" style:family="text">
      <style:text-properties officeooo:rsid="0039003c"/>
    </style:style>
    <style:style style:name="T16" style:family="text">
      <style:text-properties officeooo:rsid="003a896d"/>
    </style:style>
    <style:style style:name="T17" style:family="text">
      <style:text-properties officeooo:rsid="003b5f47"/>
    </style:style>
    <style:style style:name="T18" style:family="text">
      <style:text-properties officeooo:rsid="003c1e6c"/>
    </style:style>
    <style:style style:name="T19" style:family="text">
      <style:text-properties officeooo:rsid="003dd2db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officeooo:rsid="0040cca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43b40b" style:font-style-asian="italic" style:font-style-complex="italic"/>
    </style:style>
    <style:style style:name="T24" style:family="text">
      <style:text-properties fo:font-style="italic" officeooo:rsid="0045f996" style:font-style-asian="italic" style:font-style-complex="italic"/>
    </style:style>
    <style:style style:name="T25" style:family="text">
      <style:text-properties fo:font-style="italic" officeooo:rsid="004883f6" style:font-style-asian="italic" style:font-style-complex="italic"/>
    </style:style>
    <style:style style:name="T26" style:family="text">
      <style:text-properties fo:font-style="italic" officeooo:rsid="0049b00f" style:font-style-asian="italic" style:font-style-complex="italic"/>
    </style:style>
    <style:style style:name="T27" style:family="text">
      <style:text-properties fo:font-style="italic" officeooo:rsid="0049d381" style:font-style-asian="italic" style:font-style-complex="italic"/>
    </style:style>
    <style:style style:name="T28" style:family="text">
      <style:text-properties fo:font-style="italic" officeooo:rsid="004a69f5" style:font-style-asian="italic" style:font-style-complex="italic"/>
    </style:style>
    <style:style style:name="T29" style:family="text">
      <style:text-properties fo:font-style="italic" officeooo:rsid="0040ccac" style:font-style-asian="italic" style:font-style-complex="italic"/>
    </style:style>
    <style:style style:name="T30" style:family="text">
      <style:text-properties fo:font-style="italic" officeooo:rsid="004c2570" style:font-style-asian="italic" style:font-style-complex="italic"/>
    </style:style>
    <style:style style:name="T31" style:family="text">
      <style:text-properties fo:font-style="italic" officeooo:rsid="0022eaf8" style:font-style-asian="italic" style:font-style-complex="italic"/>
    </style:style>
    <style:style style:name="T32" style:family="text">
      <style:text-properties fo:font-style="italic" officeooo:rsid="004defea" style:font-style-asian="italic" style:font-style-complex="italic"/>
    </style:style>
    <style:style style:name="T33" style:family="text">
      <style:text-properties fo:font-style="italic" officeooo:rsid="004ecc9e" style:font-style-asian="italic" style:font-style-complex="italic"/>
    </style:style>
    <style:style style:name="T34" style:family="text">
      <style:text-properties fo:font-style="italic" officeooo:rsid="0050742d" style:font-style-asian="italic" style:font-style-complex="italic"/>
    </style:style>
    <style:style style:name="T35" style:family="text">
      <style:text-properties fo:font-style="italic" officeooo:rsid="0056bfd0" style:font-style-asian="italic" style:font-style-complex="italic"/>
    </style:style>
    <style:style style:name="T36" style:family="text">
      <style:text-properties fo:font-style="italic" officeooo:rsid="00585976" style:font-style-asian="italic" style:font-style-complex="italic"/>
    </style:style>
    <style:style style:name="T37" style:family="text">
      <style:text-properties fo:font-style="italic" officeooo:rsid="0059c486" style:font-style-asian="italic" style:font-style-complex="italic"/>
    </style:style>
    <style:style style:name="T38" style:family="text">
      <style:text-properties fo:font-style="italic" officeooo:rsid="0031cd5a" style:font-style-asian="italic" style:font-style-complex="italic"/>
    </style:style>
    <style:style style:name="T39" style:family="text">
      <style:text-properties fo:font-style="italic" officeooo:rsid="003b5f47" style:font-style-asian="italic" style:font-style-complex="italic"/>
    </style:style>
    <style:style style:name="T40" style:family="text">
      <style:text-properties officeooo:rsid="005d92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ttributs :</text:p>
      <text:p text:style-name="P1"/>
      <text:p text:style-name="P1">Hp : <text:span text:style-name="T1">3 Hp de base</text:span></text:p>
      <text:p text:style-name="P10">Ep : 10 Ep de base</text:p>
      <text:p text:style-name="P10"/>
      <text:p text:style-name="P32">Esquive : <text:span text:style-name="T19">5</text:span>+ de base</text:p>
      <text:p text:style-name="P11">Parade : <text:span text:style-name="T18">4</text:span>+ de base</text:p>
      <text:p text:style-name="P11"/>
      <text:p text:style-name="P12">Corps à corps : 5+ de base</text:p>
      <text:p text:style-name="P12">Distance : 5+ de bas</text:p>
      <text:p text:style-name="P12"/>
      <text:p text:style-name="P35">Déplacement : <text:span text:style-name="T12">3 de base</text:span></text:p>
      <text:p text:style-name="P36"><text:span text:style-name="T15">Initiative</text:span> : <text:span text:style-name="T16">5 de base</text:span></text:p>
      <text:p text:style-name="P1"/>
      <text:p text:style-name="P13">Caractéristiques :</text:p>
      <text:p text:style-name="P1"/>
      <text:p text:style-name="P2">Robuste : le personnage est costaud, il p<text:span text:style-name="T2">ossède</text:span> un bonus de 1 Hp max.</text:p>
      <text:p text:style-name="P2">Frêle : <text:span text:style-name="T2">le personnage est frêle, il possède un malus de 1 Hp max.</text:span></text:p>
      <text:p text:style-name="P2"/>
      <text:p text:style-name="P3"><text:span text:style-name="T3">Endurant</text:span> : le personnage est <text:span text:style-name="T4">endurant</text:span>, il p<text:span text:style-name="T2">ossède</text:span> un bonus de <text:span text:style-name="T4">3</text:span> <text:span text:style-name="T4">E</text:span>p max.</text:p>
      <text:p text:style-name="P3"><text:span text:style-name="T5">Épuisable</text:span> : <text:span text:style-name="T2">le personnage est épuisable, il possède un malus de 3 Ep max.</text:span></text:p>
      <text:p text:style-name="P3"/>
      <text:p text:style-name="P4"><text:span text:style-name="T5">Réactif</text:span> : le personnage est <text:span text:style-name="T5">réactif</text:span>, il p<text:span text:style-name="T2">ossède</text:span> un bonus de <text:span text:style-name="T5">1</text:span> <text:span text:style-name="T5">en esquive</text:span>.</text:p>
      <text:p text:style-name="P4"><text:span text:style-name="T5">Lourdaud</text:span> : <text:span text:style-name="T2">le personnage est lent, il possède un malus de 1 en esquive.</text:span></text:p>
      <text:p text:style-name="P2"/>
      <text:p text:style-name="P5"><text:span text:style-name="T6">Coriace</text:span> : le personnage est <text:span text:style-name="T6">coriace</text:span>, il p<text:span text:style-name="T2">ossède</text:span> un bonus de <text:span text:style-name="T5">1</text:span> <text:span text:style-name="T5">en parade</text:span>.</text:p>
      <text:p text:style-name="P5"><text:span text:style-name="T7">Fragile</text:span> : <text:span text:style-name="T2">le personnage est fragile, il possède un malus de 1 en parade.</text:span><text:line-break/></text:p>
      <text:p text:style-name="P6"><text:span text:style-name="T8">Battant</text:span> : le personnage est <text:span text:style-name="T9">un battant</text:span>, il p<text:span text:style-name="T2">ossède</text:span> un bonus de <text:span text:style-name="T5">1</text:span> <text:span text:style-name="T5">en corps à corps</text:span>.</text:p>
      <text:p text:style-name="P6"><text:span text:style-name="T8">Inoffensif :</text:span> <text:span text:style-name="T2">le personnage est inoffensif, il possède un malus de 1 en corps à corps.</text:span></text:p>
      <text:p text:style-name="P6"/>
      <text:p text:style-name="P7"><text:span text:style-name="T10">Adroit</text:span> : le personnage est a<text:span text:style-name="T10">droit</text:span>, il p<text:span text:style-name="T2">ossède</text:span> un bonus de <text:span text:style-name="T5">1</text:span> <text:span text:style-name="T11">à distance</text:span>.</text:p>
      <text:p text:style-name="P8">M<text:span text:style-name="T10">aladroit :</text:span> <text:span text:style-name="T2">le personnage est maladroit, il possède un malus de 1 à distance</text:span>.</text:p>
      <text:p text:style-name="P8"/>
      <text:p text:style-name="P9"><text:span text:style-name="T13">Rapide :</text:span> le personnage est <text:span text:style-name="T14">rapide,</text:span> il p<text:span text:style-name="T2">ossède</text:span> un bonus de <text:span text:style-name="T5">1</text:span> <text:span text:style-name="T14">en déplacement</text:span>.</text:p>
      <text:p text:style-name="P9"><text:span text:style-name="T10">Lent :</text:span> <text:span text:style-name="T2">le personnage est lent, il possède un malus de 1 en déplacement</text:span>.</text:p>
      <text:p text:style-name="P9"/>
      <text:p text:style-name="P24"><text:span text:style-name="T17">Initiateur :</text:span> le personnage est <text:span text:style-name="T17">initiateur,</text:span> il p<text:span text:style-name="T2">ossède</text:span> un bonus de <text:span text:style-name="T5">1</text:span> <text:span text:style-name="T14">en initiative</text:span>.</text:p>
      <text:p text:style-name="P24"><text:span text:style-name="T17">Suiveur :</text:span> <text:span text:style-name="T2">le personnage est suiveur, il possède un malus de 1 en initiative.</text:span></text:p>
      <text:p text:style-name="P24"/>
      <text:p text:style-name="P30"><text:span text:style-name="T17">Initiateur :</text:span> le personnage est <text:span text:style-name="T17">initiateur,</text:span> il p<text:span text:style-name="T2">ossède</text:span> un bonus de <text:span text:style-name="T5">1</text:span> <text:span text:style-name="T14">en initiative</text:span>.</text:p>
      <text:p text:style-name="P30"><text:span text:style-name="T17">Suiveur :</text:span> <text:span text:style-name="T2">le personnage est suiveur, il possède un malus de 1 en initiave</text:span>. </text:p>
      <text:p text:style-name="P30"/>
      <text:p text:style-name="P1"/>
      <text:p text:style-name="P13">Compétences :</text:p>
      <text:p text:style-name="P15"/>
      <text:p text:style-name="P15"/>
      <text:p text:style-name="P14">Escalade/Acrobatie</text:p>
      <text:p text:style-name="P19"><text:span text:style-name="T22">Réactivité</text:span></text:p>
      <text:p text:style-name="P14">Résistances</text:p>
      <text:p text:style-name="P14">- aux poisons</text:p>
      <text:p text:style-name="P14">- aux maladies</text:p>
      <text:p text:style-name="P21"><text:span text:style-name="T22">Récupération</text:span></text:p>
      <text:p text:style-name="P22"><text:span text:style-name="T22">Chercher</text:span></text:p>
      <text:p text:style-name="P16">Culture générale</text:p>
      <text:p text:style-name="P16">Langues(une par une)</text:p>
      <text:p text:style-name="P16">Géographie</text:p>
      <text:p text:style-name="P16">Histoire</text:p>
      <text:p text:style-name="P16">Biologie</text:p>
      <text:p text:style-name="P16">Alchimie</text:p>
      <text:p text:style-name="P20"><text:span text:style-name="T22">Occulte</text:span></text:p>
      <text:p text:style-name="P17">Résistance psychique</text:p>
      <text:p text:style-name="P17">Sang-froid : pour garder la maîtrise de son personnage sous l’émotion</text:p>
      <text:p text:style-name="P1"><text:soft-page-break/></text:p>
      <text:p text:style-name="P1"><text:span text:style-name="T20">Capacités :</text:span></text:p>
      <text:p text:style-name="P1"><text:span text:style-name="T20"/></text:p>
      <text:p text:style-name="P25">Robuste : le<text:span text:style-name="T21">s personnage robuste ont accès à des capacités qui les rendent plus résistant</text:span>.</text:p>
      <text:p text:style-name="P38"><text:span text:style-name="T22">Increvable : </text:span><text:span text:style-name="T25">le bonus d’Hp de Robuste passe à 3 </text:span><text:span text:style-name="T26">au lieu de 1.</text:span></text:p>
      <text:p text:style-name="P25"/>
      <text:p text:style-name="P25"><text:span text:style-name="T3">Endurant</text:span> : le personnage est <text:span text:style-name="T4">endurant</text:span>, il p<text:span text:style-name="T2">ossède</text:span> un bonus de <text:span text:style-name="T4">3</text:span> <text:span text:style-name="T4">E</text:span>p max.</text:p>
      <text:p text:style-name="P39"><text:span text:style-name="T23">Inépuisable</text:span><text:span text:style-name="T22"> : </text:span><text:span text:style-name="T25">le bonus d’</text:span><text:span text:style-name="T27">Ep</text:span><text:span text:style-name="T25"> de </text:span><text:span text:style-name="T27">Endurant</text:span><text:span text:style-name="T25"> passe à </text:span><text:span text:style-name="T27">6</text:span><text:span text:style-name="T25"> </text:span><text:span text:style-name="T26">au lieu de 1.</text:span></text:p>
      <text:p text:style-name="P25"/>
      <text:p text:style-name="P25"><text:span text:style-name="T5">Réactif</text:span> : le personnage est <text:span text:style-name="T5">réactif</text:span>, il p<text:span text:style-name="T2">ossède</text:span> un bonus de <text:span text:style-name="T5">1</text:span> <text:span text:style-name="T5">en esquive</text:span>.</text:p>
      <text:p text:style-name="P40"><text:span text:style-name="T24">Hyperéactif</text:span><text:span text:style-name="T22"> : </text:span><text:span text:style-name="T28">l</text:span><text:span text:style-name="T25">e bonus d’</text:span><text:span text:style-name="T28">Esquive</text:span><text:span text:style-name="T25"> de </text:span><text:span text:style-name="T28">Réactif</text:span><text:span text:style-name="T25"> passe à </text:span><text:span text:style-name="T28">2 </text:span><text:span text:style-name="T26">au lieu de 1.</text:span></text:p>
      <text:p text:style-name="P25"/>
      <text:p text:style-name="P26"><text:span text:style-name="T6">Coriace</text:span> : le personnage est <text:span text:style-name="T6">coriace</text:span>, il p<text:span text:style-name="T2">ossède</text:span> un bonus de <text:span text:style-name="T5">1</text:span> <text:span text:style-name="T5">en parade</text:span>.<text:line-break/><text:span text:style-name="T33">Bloqueur</text:span><text:span text:style-name="T29"> : </text:span><text:span text:style-name="T28">l</text:span><text:span text:style-name="T25">e bonus d’</text:span><text:span text:style-name="T32">Acharné</text:span><text:span text:style-name="T25"> de </text:span><text:span text:style-name="T30">C</text:span><text:span text:style-name="T31">oriace</text:span><text:span text:style-name="T25"> passe à </text:span><text:span text:style-name="T28">2 </text:span><text:span text:style-name="T26">au lieu de 1.</text:span></text:p>
      <text:p text:style-name="P26"><text:span text:style-name="T26"/></text:p>
      <text:p text:style-name="P25"><text:span text:style-name="T8">Battant</text:span> : le personnage est <text:span text:style-name="T9">un battant</text:span>, il p<text:span text:style-name="T2">ossède</text:span> un bonus de <text:span text:style-name="T5">1</text:span> <text:span text:style-name="T5">en corps à corps</text:span>.</text:p>
      <text:p text:style-name="P27"><text:span text:style-name="T33">Acharné</text:span><text:span text:style-name="T29"> : </text:span><text:span text:style-name="T28">l</text:span><text:span text:style-name="T25">e bonus d</text:span><text:span text:style-name="T34">e corps à corps </text:span><text:span text:style-name="T25">de </text:span><text:span text:style-name="T34">Battant</text:span><text:span text:style-name="T25"> passe à </text:span><text:span text:style-name="T28">2 </text:span><text:span text:style-name="T26">au lieu de 1.</text:span></text:p>
      <text:p text:style-name="P25"/>
      <text:p text:style-name="P25"><text:span text:style-name="T10">Adroit</text:span> : le personnage est a<text:span text:style-name="T10">droit</text:span>, il p<text:span text:style-name="T2">ossède</text:span> un bonus de <text:span text:style-name="T5">1</text:span> <text:span text:style-name="T11">à distance</text:span>.</text:p>
      <text:p text:style-name="P28"><text:span text:style-name="T35">Œil de lynx</text:span><text:span text:style-name="T29"> : </text:span><text:span text:style-name="T28">l</text:span><text:span text:style-name="T25">e bonus d</text:span><text:span text:style-name="T34">e </text:span><text:span text:style-name="T35">distance</text:span><text:span text:style-name="T34"> </text:span><text:span text:style-name="T25">de </text:span><text:span text:style-name="T36">Adroit</text:span><text:span text:style-name="T25"> passe à </text:span><text:span text:style-name="T28">2 </text:span><text:span text:style-name="T26">au lieu de 1.</text:span></text:p>
      <text:p text:style-name="P25"/>
      <text:p text:style-name="P25"><text:span text:style-name="T13">Rapide :</text:span> le personnage est <text:span text:style-name="T14">rapide,</text:span> il p<text:span text:style-name="T2">ossède</text:span> un bonus de <text:span text:style-name="T5">1</text:span> <text:span text:style-name="T14">en déplacement</text:span>.</text:p>
      <text:p text:style-name="P28"><text:span text:style-name="T36">Runner</text:span><text:span text:style-name="T29"> : </text:span><text:span text:style-name="T28">l</text:span><text:span text:style-name="T25">e bonus d</text:span><text:span text:style-name="T34">e </text:span><text:span text:style-name="T36">déplacement</text:span><text:span text:style-name="T34"> </text:span><text:span text:style-name="T25">de </text:span><text:span text:style-name="T36">Rapide</text:span><text:span text:style-name="T25"> passe à </text:span><text:span text:style-name="T28">2 </text:span><text:span text:style-name="T26">au lieu de 1.</text:span></text:p>
      <text:p text:style-name="P25"/>
      <text:p text:style-name="P25"><text:span text:style-name="T17">Initiateur :</text:span> le personnage est <text:span text:style-name="T17">initiateur,</text:span> il p<text:span text:style-name="T2">ossède</text:span> un bonus de <text:span text:style-name="T5">1</text:span> <text:span text:style-name="T14">en initiative</text:span>.</text:p>
      <text:p text:style-name="P29"><text:span text:style-name="T37">Maître stratège</text:span><text:span text:style-name="T29"> : </text:span><text:span text:style-name="T28">l</text:span><text:span text:style-name="T25">e </text:span><text:span text:style-name="T38">initiative</text:span><text:span text:style-name="T34"> à corps </text:span><text:span text:style-name="T25">de </text:span><text:span text:style-name="T39">Initiateur</text:span><text:span text:style-name="T25"> passe à </text:span><text:span text:style-name="T28">2 </text:span><text:span text:style-name="T26">au lieu de 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Sahadeva" svg:font-family="Sahadeva" style:font-pitch="variable"/>
    <style:font-face style:name="Uroob" svg:font-family="Uroob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2T16:56:29.565140503</dc:date>
    <meta:editing-duration>PT46M57S</meta:editing-duration>
    <meta:editing-cycles>68</meta:editing-cycles>
    <meta:generator>LibreOffice/6.0.3.2$Linux_X86_64 LibreOffice_project/00m0$Build-2</meta:generator>
    <meta:document-statistic meta:table-count="0" meta:image-count="0" meta:object-count="0" meta:page-count="2" meta:paragraph-count="61" meta:word-count="580" meta:character-count="2966" meta:non-whitespace-character-count="2445"/>
  </office:meta>
</office:document-meta>
</file>